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8d0" officeooo:paragraph-rsid="001528d0"/>
    </style:style>
    <style:style style:name="P2" style:family="paragraph" style:parent-style-name="Standard">
      <style:text-properties officeooo:paragraph-rsid="001706c8"/>
    </style:style>
    <style:style style:name="P3" style:family="paragraph" style:parent-style-name="Standard">
      <style:text-properties officeooo:paragraph-rsid="001bfa3f"/>
    </style:style>
    <style:style style:name="P4" style:family="paragraph" style:parent-style-name="Standard">
      <style:text-properties officeooo:paragraph-rsid="001c19bf"/>
    </style:style>
    <style:style style:name="P5" style:family="paragraph" style:parent-style-name="Standard">
      <style:text-properties officeooo:paragraph-rsid="001c2e77"/>
    </style:style>
    <style:style style:name="P6" style:family="paragraph" style:parent-style-name="Standard">
      <style:text-properties officeooo:paragraph-rsid="00210fcf"/>
    </style:style>
    <style:style style:name="P7" style:family="paragraph" style:parent-style-name="Standard">
      <style:text-properties fo:font-weight="bold" officeooo:rsid="001528d0" officeooo:paragraph-rsid="001528d0" style:font-weight-asian="bold" style:font-weight-complex="bold"/>
    </style:style>
    <style:style style:name="T1" style:family="text">
      <style:text-properties style:text-underline-style="none" officeooo:rsid="001706c8"/>
    </style:style>
    <style:style style:name="T2" style:family="text">
      <style:text-properties style:text-underline-style="none" officeooo:rsid="00189cc5"/>
    </style:style>
    <style:style style:name="T3" style:family="text">
      <style:text-properties style:text-underline-style="none" officeooo:rsid="001a383a"/>
    </style:style>
    <style:style style:name="T4" style:family="text">
      <style:text-properties style:text-underline-style="none" officeooo:rsid="001bfa3f"/>
    </style:style>
    <style:style style:name="T5" style:family="text">
      <style:text-properties style:text-underline-style="none" officeooo:rsid="001c0e7d"/>
    </style:style>
    <style:style style:name="T6" style:family="text">
      <style:text-properties style:text-underline-style="none" officeooo:rsid="001c19bf"/>
    </style:style>
    <style:style style:name="T7" style:family="text">
      <style:text-properties style:text-underline-style="none" officeooo:rsid="00210fcf"/>
    </style:style>
    <style:style style:name="T8" style:family="text">
      <style:text-properties style:text-underline-style="none" officeooo:rsid="002147f8"/>
    </style:style>
    <style:style style:name="T9" style:family="text">
      <style:text-properties style:text-underline-style="none" officeooo:rsid="0023221f"/>
    </style:style>
    <style:style style:name="T10" style:family="text">
      <style:text-properties style:text-underline-style="none" officeooo:rsid="002610f8"/>
    </style:style>
    <style:style style:name="T11" style:family="text">
      <style:text-properties officeooo:rsid="001c2e77"/>
    </style:style>
    <style:style style:name="T12" style:family="text">
      <style:text-properties officeooo:rsid="001dae79"/>
    </style:style>
    <style:style style:name="T13" style:family="text">
      <style:text-properties officeooo:rsid="00206e35"/>
    </style:style>
    <style:style style:name="T14" style:family="text">
      <style:text-properties officeooo:rsid="00210fcf"/>
    </style:style>
    <style:style style:name="T15" style:family="text">
      <style:text-properties officeooo:rsid="002147f8"/>
    </style:style>
    <style:style style:name="T16" style:family="text">
      <style:text-properties officeooo:rsid="00261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dicaciones l10n_cu</text:p>
      <text:p text:style-name="P5"><text:span text:style-name="T12">0</text:span><text:span text:style-name="T11">-El core esta montado sobre la localización de </text:span><text:span text:style-name="T16">la comunidad</text:span><text:span text:style-name="T11">, consultar contadores para pulir las naturaleza </text:span><text:span text:style-name="T12">o posibles errores </text:span><text:span text:style-name="T11">de esas cuentas.</text:span></text:p>
      <text:p text:style-name="P1">1-Al terminar las pruebas ponerles el atributo noupdate="1" a l<text:span text:style-name="T13">o</text:span>s datas.</text:p>
      <text:p text:style-name="P2"><text:span text:style-name="T1">2-Los impuestos de los TCP fueron comentados, queda pendiente definir los </text:span><text:span text:style-name="T2">impuestos </text:span><text:span text:style-name="T1">de estos actores económicos. </text:span><text:span text:style-name="T2">También que pendiente definir los impuestos de las CNA </text:span><text:span text:style-name="T3">(debe ser parecido a las pymes)</text:span><text:span text:style-name="T2">.</text:span></text:p>
      <text:p text:style-name="P3"><text:span text:style-name="T2">3-</text:span><text:span text:style-name="T4">Definir la dependencia entre el core y la DPA y los Bancos (Que se instalen estos módulos automáticos al instalar el l10n_cu o </text:span><text:span text:style-name="T5">como algo opcional si el usuario desea utilizarlo</text:span><text:span text:style-name="T4">).</text:span></text:p>
      <text:p text:style-name="P4"><text:span text:style-name="T4">4-</text:span><text:span text:style-name="T6">Llevar el código de las cuentas a 3 dígitos para estandarizar.</text:span></text:p>
      <text:p text:style-name="P6"><text:span text:style-name="T6">5-</text:span><text:span text:style-name="T7">Las cuentas que yo agregue su id empi</text:span><text:span text:style-name="T9">e</text:span><text:span text:style-name="T7">za con la palabra a, las de </text:span><text:span text:style-name="T10">la comunidad</text:span><text:span text:style-name="T7"> con account, lo hice así para diferenciar donde puse algo nuevo. </text:span><text:span text:style-name="T8">Tenemos que homologar esos prefij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08:37:49.222110970</meta:creation-date>
    <dc:date>2021-12-21T10:54:26.529343094</dc:date>
    <meta:editing-duration>PT1H56M23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40" meta:character-count="862" meta:non-whitespace-character-count="729"/>
  </office:meta>
</office:document-meta>
</file>